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auto-grow-height="true" fo:min-height="2.629cm"/>
    </style:style>
    <style:style style:name="pr2" style:family="presentation" style:parent-style-name="Domyślnie-subtitle">
      <style:graphic-properties draw:fill-color="#ffffff" draw:auto-grow-height="true" fo:min-height="9.134cm"/>
    </style:style>
    <style:style style:name="pr3" style:family="presentation" style:parent-style-name="Domyślnie-notes">
      <style:graphic-properties draw:fill-color="#ffffff" draw:auto-grow-height="true" fo:min-height="13.364cm"/>
    </style:style>
    <style:style style:name="pr4" style:family="presentation" style:parent-style-name="Domyślnie-subtitle" style:list-style-name="L1">
      <style:graphic-properties draw:fill-color="#ffffff" draw:auto-grow-height="true" fo:min-height="9.134cm"/>
    </style:style>
    <style:style style:name="pr5" style:family="presentation" style:parent-style-name="Domyślnie-subtitle" style:list-style-name="L1">
      <style:graphic-properties draw:fill-color="#ffffff" draw:auto-grow-height="true" fo:min-height="9.134cm"/>
    </style:style>
    <style:style style:name="pr6" style:family="presentation" style:parent-style-name="Domyślnie-subtitle" style:list-style-name="L1">
      <style:graphic-properties draw:fill-color="#ffffff" draw:auto-grow-height="true" fo:min-height="9.134cm"/>
    </style:style>
    <style:style style:name="pr7" style:family="presentation" style:parent-style-name="Domyślnie-subtitle" style:list-style-name="L1">
      <style:graphic-properties draw:fill-color="#ffffff" draw:auto-grow-height="true" fo:min-height="9.134cm"/>
    </style:style>
    <style:style style:name="pr8" style:family="presentation" style:parent-style-name="Domyślnie-subtitle" style:list-style-name="L1">
      <style:graphic-properties draw:fill-color="#ffffff" draw:auto-grow-height="true" fo:min-height="9.134cm"/>
    </style:style>
    <style:style style:name="pr9" style:family="presentation" style:parent-style-name="Domyślnie-subtitle" style:list-style-name="L1">
      <style:graphic-properties draw:fill-color="#ffffff" draw:auto-grow-height="true" fo:min-height="9.134cm"/>
    </style:style>
    <style:style style:name="pr10" style:family="presentation" style:parent-style-name="Domyślnie-subtitle" style:list-style-name="L1">
      <style:graphic-properties draw:fill-color="#ffffff" draw:auto-grow-height="true" fo:min-height="9.134cm"/>
    </style:style>
    <style:style style:name="pr11" style:family="presentation" style:parent-style-name="Domyślnie-subtitle" style:list-style-name="L1">
      <style:graphic-properties draw:fill-color="#ffffff" draw:auto-grow-height="true" fo:min-height="9.134cm"/>
    </style:style>
    <style:style style:name="pr12" style:family="presentation" style:parent-style-name="Domyślnie-subtitle" style:list-style-name="L1">
      <style:graphic-properties draw:fill-color="#ffffff" draw:auto-grow-height="true" fo:min-height="9.134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loext:graphic-properties draw:fill-color="#ffffff"/>
      <style:text-properties fo:color="#ffe994" fo:font-size="32pt"/>
    </style:style>
    <style:style style:name="P3" style:family="paragraph">
      <loext:graphic-properties draw:fill-color="#ffffff"/>
    </style:style>
    <style:style style:name="P4" style:family="paragraph">
      <style:text-properties fo:color="#808080"/>
    </style:style>
    <style:style style:name="P5" style:family="paragraph">
      <style:paragraph-properties fo:margin-left="0cm" fo:margin-right="0cm" fo:margin-top="0.2cm" fo:margin-bottom="0.2cm" fo:line-height="115%" fo:text-align="center" fo:text-indent="0cm"/>
    </style:style>
    <style:style style:name="P6" style:family="paragraph">
      <loext:graphic-properties draw:fill-color="#ffffff"/>
      <style:paragraph-properties fo:margin-left="0cm" fo:margin-right="0cm" fo:margin-top="0.1cm" fo:margin-bottom="0.1cm" fo:line-height="115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.2cm" fo:margin-bottom="0.2cm" fo:line-height="115%" fo:text-align="center" fo:text-indent="0cm"/>
      <style:text-properties fo:font-size="32pt"/>
    </style:style>
    <style:style style:name="P8" style:family="paragraph">
      <loext:graphic-properties draw:fill-color="#ffffff"/>
      <style:paragraph-properties fo:margin-left="0cm" fo:margin-right="0cm" fo:margin-top="0.2cm" fo:margin-bottom="0.2cm" fo:line-height="115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ffe994" fo:font-size="32pt"/>
    </style:style>
    <style:style style:name="T3" style:family="text">
      <style:text-properties fo:color="#808080"/>
    </style:style>
    <style:style style:name="T4" style:family="text">
      <style:text-properties fo:font-variant="normal" fo:text-transform="none" fo:color="#77bc65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7cm" presentation:class="title">
          <draw:text-box>
            <text:p><text:span text:style-name="T1">Pieśń 220</text:span></text:p>
          </draw:text-box>
        </draw:frame>
        <draw:frame presentation:style-name="pr2" draw:text-style-name="P2" draw:layer="layout" svg:width="25.199cm" svg:height="9.134cm" svg:x="1.4cm" svg:y="3.684cm" presentation:class="subtitle">
          <draw:text-box>
            <text:p><text:span text:style-name="T2">„</text:span><text:span text:style-name="T2">Czy masz miejsce dla Jezusa?”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220</text:span></text:p>
          </draw:text-box>
        </draw:frame>
        <draw:frame presentation:style-name="pr4" draw:text-style-name="P6" draw:layer="layout" svg:width="25.199cm" svg:height="9.134cm" svg:x="1.4cm" svg:y="3.684cm" presentation:class="subtitle">
          <draw:text-box>
            <text:p text:style-name="P5"><text:span text:style-name="T4">1.</text:span><text:span text:style-name="T5"> Czy masz miejsce dla Jezusa?</text:span></text:p>
            <text:p text:style-name="P5"><text:span text:style-name="T5">Zbawcą Twoim On być chce;</text:span></text:p>
            <text:p text:style-name="P5"><text:span text:style-name="T5">Do drzwi serca Twego puka,</text:span></text:p>
            <text:p text:style-name="P5"><text:span text:style-name="T5">Otwórz więc Mu serce swe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220</text:span></text:p>
          </draw:text-box>
        </draw:frame>
        <draw:frame presentation:style-name="pr5" draw:text-style-name="P6" draw:layer="layout" svg:width="25.199cm" svg:height="9.134cm" svg:x="1.4cm" svg:y="3.684cm" presentation:class="subtitle" presentation:user-transformed="true">
          <draw:text-box>
            <text:p text:style-name="P5"><text:span text:style-name="T4">Refren: </text:span><text:span text:style-name="T5">Oddaj serce Jezusowi,</text:span></text:p>
            <text:p text:style-name="P5"><text:span text:style-name="T5">Oddaj wolę, duszę swą.</text:span></text:p>
            <text:p text:style-name="P5"><text:span text:style-name="T5">On odrodzi cię, odnowi</text:span></text:p>
            <text:p text:style-name="P5"><text:span text:style-name="T5">Przenajświętszą Swoją krwią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220</text:span></text:p>
          </draw:text-box>
        </draw:frame>
        <draw:frame presentation:style-name="pr6" draw:text-style-name="P6" draw:layer="layout" svg:width="25.199cm" svg:height="9.134cm" svg:x="1.4cm" svg:y="3.684cm" presentation:class="subtitle">
          <draw:text-box>
            <text:p text:style-name="P5"><text:span text:style-name="T4">2.</text:span><text:span text:style-name="T5"> Miejsce masz dla próżnych rzeczy,</text:span></text:p>
            <text:p text:style-name="P5"><text:span text:style-name="T5">Tylko dla Jezusa nie;</text:span></text:p>
            <text:p text:style-name="P5"><text:span text:style-name="T5">Pomyśl, jak cię ma w Swej pieczy,</text:span></text:p>
            <text:p text:style-name="P5"><text:span text:style-name="T5">Oddaj więc Mu serce swe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220</text:span></text:p>
          </draw:text-box>
        </draw:frame>
        <draw:frame presentation:style-name="pr7" draw:text-style-name="P8" draw:layer="layout" svg:width="25.199cm" svg:height="9.134cm" svg:x="1.4cm" svg:y="3.684cm" presentation:class="subtitle" presentation:user-transformed="true">
          <draw:text-box>
            <text:p text:style-name="P7"><text:span text:style-name="T4">Refren: </text:span><text:span text:style-name="T5">Oddaj serce Jezusowi,</text:span></text:p>
            <text:p text:style-name="P7"><text:span text:style-name="T5">Oddaj wolę, duszę swą.</text:span></text:p>
            <text:p text:style-name="P7"><text:span text:style-name="T5">On odrodzi cię, odnowi</text:span></text:p>
            <text:p text:style-name="P7"><text:span text:style-name="T5">Przenajświętszą Swoją krwią!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220</text:span></text:p>
          </draw:text-box>
        </draw:frame>
        <draw:frame presentation:style-name="pr8" draw:text-style-name="P6" draw:layer="layout" svg:width="25.199cm" svg:height="9.134cm" svg:x="1.4cm" svg:y="3.684cm" presentation:class="subtitle">
          <draw:text-box>
            <text:p text:style-name="P5"><text:span text:style-name="T4">3.</text:span><text:span text:style-name="T5"> Nie masz miejsca dla Jezusa,</text:span></text:p>
            <text:p text:style-name="P5"><text:span text:style-name="T5">Który dziś chce zbawić cię?</text:span></text:p>
            <text:p text:style-name="P5"><text:span text:style-name="T5">Nie odkładaj więc do jutra,</text:span></text:p>
            <text:p text:style-name="P5"><text:span text:style-name="T5">Jeszcze dziś Mu oddaj się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220</text:span></text:p>
          </draw:text-box>
        </draw:frame>
        <draw:frame presentation:style-name="pr9" draw:text-style-name="P8" draw:layer="layout" svg:width="25.199cm" svg:height="9.134cm" svg:x="1.4cm" svg:y="3.684cm" presentation:class="subtitle" presentation:user-transformed="true">
          <draw:text-box>
            <text:p text:style-name="P7"><text:span text:style-name="T4">Refren: </text:span><text:span text:style-name="T5">Oddaj serce Jezusowi,</text:span></text:p>
            <text:p text:style-name="P7"><text:span text:style-name="T5">Oddaj wolę, duszę swą.</text:span></text:p>
            <text:p text:style-name="P7"><text:span text:style-name="T5">On odrodzi cię, odnowi</text:span></text:p>
            <text:p text:style-name="P7"><text:span text:style-name="T5">Przenajświętszą Swoją krwią!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220</text:span></text:p>
          </draw:text-box>
        </draw:frame>
        <draw:frame presentation:style-name="pr10" draw:text-style-name="P8" draw:layer="layout" svg:width="25.199cm" svg:height="9.134cm" svg:x="1.4cm" svg:y="3.684cm" presentation:class="subtitle">
          <draw:text-box>
            <text:p text:style-name="P7"><text:span text:style-name="T4">4.</text:span><text:span text:style-name="T5"> Oddaj wszystko dla Jezusa,</text:span></text:p>
            <text:p text:style-name="P7"><text:span text:style-name="T5">Bo się kończą łaski dnie;</text:span></text:p>
            <text:p text:style-name="P7"><text:span text:style-name="T5">Bliskość sądu niech cię wzrusza,</text:span></text:p>
            <text:p text:style-name="P7"><text:span text:style-name="T5">Dziś Mu oddaj serce swe!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220</text:span></text:p>
          </draw:text-box>
        </draw:frame>
        <draw:frame presentation:style-name="pr11" draw:text-style-name="P8" draw:layer="layout" svg:width="25.199cm" svg:height="9.134cm" svg:x="1.4cm" svg:y="3.684cm" presentation:class="subtitle" presentation:user-transformed="true">
          <draw:text-box>
            <text:p text:style-name="P7"><text:span text:style-name="T4">Refren: </text:span><text:span text:style-name="T5">Oddaj serce Jezusowi,</text:span></text:p>
            <text:p text:style-name="P7"><text:span text:style-name="T5">Oddaj wolę, duszę swą.</text:span></text:p>
            <text:p text:style-name="P7"><text:span text:style-name="T5">On odrodzi cię, odnowi</text:span></text:p>
            <text:p text:style-name="P7"><text:span text:style-name="T5">Przenajświętszą Swoją krwią!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 presentation:placeholder="true" presentation:user-transformed="true">
          <draw:text-box/>
        </draw:frame>
        <draw:frame presentation:style-name="pr12" draw:text-style-name="P8" draw:layer="layout" svg:width="25.199cm" svg:height="9.134cm" svg:x="1.4cm" svg:y="3.68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Wypełninone_20_niebieskim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Wypełnione_20_zielonym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Wypełnione_20_czerwonym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Wypełnione_20_żółtym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 style:shrink-to-fit="tru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086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2.629cm" svg:x="1.4cm" svg:y="0.627cm" presentation:class="title" presentation:placeholder="true">
        <draw:text-box/>
      </draw:frame>
      <draw:frame presentation:style-name="Domyślnie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omyślnie-title" draw:layer="backgroundobjects" svg:width="19.798cm" svg:height="11.136cm" svg:x="0.6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0T22:28:24.517720347</meta:creation-date>
    <dc:date>2020-01-18T00:03:24.341601032</dc:date>
    <meta:editing-duration>PT16M16S</meta:editing-duration>
    <meta:editing-cycles>4</meta:editing-cycles>
    <meta:generator>LibreOffice/6.1.5.2$Linux_ARM_EABI LibreOffice_project/10$Build-2</meta:generator>
    <meta:document-statistic meta:object-count="61"/>
  </office:meta>
</office:document-meta>
</file>